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adornments="標準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5.888cm"/>
    </style:style>
    <style:style style:name="co5" style:family="table-column">
      <style:table-column-properties fo:break-before="auto" style:column-width="11.765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2.113cm"/>
    </style:style>
    <style:style style:name="co10" style:family="table-column">
      <style:table-column-properties fo:break-before="auto" style:column-width="0.67cm"/>
    </style:style>
    <style:style style:name="co11" style:family="table-column">
      <style:table-column-properties fo:break-before="auto" style:column-width="3.695cm"/>
    </style:style>
    <style:style style:name="co12" style:family="table-column">
      <style:table-column-properties fo:break-before="auto" style:column-width="4.383cm"/>
    </style:style>
    <style:style style:name="co13" style:family="table-column">
      <style:table-column-properties fo:break-before="auto" style:column-width="1.753cm"/>
    </style:style>
    <style:style style:name="co14" style:family="table-column">
      <style:table-column-properties fo:break-before="auto" style:column-width="2.746cm"/>
    </style:style>
    <style:style style:name="co15" style:family="table-column">
      <style:table-column-properties fo:break-before="auto" style:column-width="6.2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5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font-name="Arial" style:font-name-asian="ＭＳ Ｐゴシック1" style:font-name-complex="Arial1"/>
    </style:style>
    <style:style style:name="ce3" style:family="table-cell" style:parent-style-name="Default">
      <style:table-cell-properties fo:background-color="#99ffff" fo:border="0.002cm solid #000000"/>
    </style:style>
    <style:style style:name="ce4" style:family="table-cell" style:parent-style-name="Default">
      <style:table-cell-properties fo:background-color="#ffff99" fo:border="0.002cm solid #000000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ccff99" fo:border="0.002cm solid #000000"/>
    </style:style>
    <style:style style:name="ce11" style:family="table-cell" style:parent-style-name="Default">
      <style:text-properties style:font-name="ＭＳ Ｐゴシック"/>
    </style:style>
    <style:style style:name="ce12" style:family="table-cell" style:parent-style-name="Default">
      <style:table-cell-properties fo:background-color="#cccc99" fo:border="0.002cm solid #000000"/>
    </style:style>
    <style:style style:name="ce13" style:family="table-cell" style:parent-style-name="Default">
      <style:table-cell-properties fo:background-color="#99ffff"/>
    </style:style>
    <style:style style:name="ce14" style:family="table-cell" style:parent-style-name="Default">
      <style:table-cell-properties fo:background-color="#ffff9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41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変更履歴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日時</text:p>
          </table:table-cell>
          <table:table-cell office:value-type="string">
            <text:p>内容</text:p>
          </table:table-cell>
        </table:table-row>
        <table:table-row table:style-name="ro2">
          <table:table-cell table:style-name="ce1" office:value-type="date" office:date-value="2021-07-09">
            <text:p>7月9日</text:p>
          </table:table-cell>
          <table:table-cell office:value-type="string">
            <text:p>ファイル名変更　コマン内容追記</text:p>
          </table:table-cell>
        </table:table-row>
      </table:table>
      <table:table table:name="概説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概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本ブックにLaravel上のフォルダとファイルの配置位置を記す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ディレクトリ構成図にあるセルの色分け説明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新規作成フォルダ</text:p>
          </table:table-cell>
          <table:table-cell table:style-name="ce8"/>
        </table:table-row>
        <table:table-row table:style-name="ro1">
          <table:table-cell/>
          <table:table-cell table:style-name="ce4" office:value-type="string">
            <text:p>新規作成ファイル</text:p>
          </table:table-cell>
          <table:table-cell table:style-name="ce8"/>
        </table:table-row>
        <table:table-row table:style-name="ro1">
          <table:table-cell/>
          <table:table-cell table:style-name="ce5" office:value-type="string">
            <text:p>初期から存在</text:p>
          </table:table-cell>
          <table:table-cell table:style-name="ce8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ファイル、フォルダ配置規則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>
            <text:p>cssファイルはpublic/css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jsはpublic/js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モデルクラスはapp/Modelsの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bladeファイルはviewsの配下へ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作成ファイル内容説明（フォルダ・ファイル命名規則はコード一覧表を参照）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ファイル名</text:p>
          </table:table-cell>
          <table:table-cell table:style-name="ce5" office:value-type="string">
            <text:p>内容</text:p>
          </table:table-cell>
        </table:table-row>
        <table:table-row table:style-name="ro2">
          <table:table-cell/>
          <table:table-cell table:style-name="ce5" office:value-type="string">
            <text:p>pc0001.blade.php</text:p>
          </table:table-cell>
          <table:table-cell table:style-name="ce5" office:value-type="string">
            <text:p>レイアウトblade</text:p>
          </table:table-cell>
        </table:table-row>
        <table:table-row table:style-name="ro2">
          <table:table-cell/>
          <table:table-cell table:style-name="ce5" office:value-type="string">
            <text:p>pacm01.blade.php</text:p>
          </table:table-cell>
          <table:table-cell table:style-name="ce5" office:value-type="string">
            <text:p>全体画面のblade</text:p>
          </table:table-cell>
        </table:table-row>
        <table:table-row table:style-name="ro1">
          <table:table-cell/>
          <table:table-cell table:style-name="ce6" office:value-type="string">
            <text:p>pa0001Controller.php</text:p>
          </table:table-cell>
          <table:table-cell table:style-name="ce5" office:value-type="string">
            <text:p>全体画面のコントローラファイル</text:p>
          </table:table-cell>
        </table:table-row>
        <table:table-row table:style-name="ro2">
          <table:table-cell/>
          <table:table-cell table:style-name="ce5" office:value-type="string">
            <text:p>pamt01.js</text:p>
          </table:table-cell>
          <table:table-cell table:style-name="ce7" office:value-type="string">
            <text:p>ツリー画面の画面を閉じ詳細画面を広げるjsファイル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>
            <text:p>Laravelコマンド表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コマンド</text:p>
          </table:table-cell>
          <table:table-cell table:style-name="ce5" office:value-type="string">
            <text:p>説明</text:p>
          </table:table-cell>
        </table:table-row>
        <table:table-row table:style-name="ro2">
          <table:table-cell/>
          <table:table-cell table:style-name="ce5" office:value-type="string">
            <text:p>make:controller ファイル名</text:p>
          </table:table-cell>
          <table:table-cell table:style-name="ce5" office:value-type="string">
            <text:p>Controllerを作成する　作成したファイルはControllersフォルダに置かれる</text:p>
          </table:table-cell>
        </table:table-row>
        <table:table-row table:style-name="ro2">
          <table:table-cell/>
          <table:table-cell table:style-name="ce7" office:value-type="string">
            <text:p>php artisan make:migration ファイル名</text:p>
          </table:table-cell>
          <table:table-cell table:style-name="ce5" office:value-type="string">
            <text:p>migrationを作成する　作成したファイルはmigrationsに置かれる</text:p>
          </table:table-cell>
        </table:table-row>
        <table:table-row table:style-name="ro2">
          <table:table-cell/>
          <table:table-cell table:style-name="ce5" office:value-type="string">
            <text:p>php artisan migrate</text:p>
          </table:table-cell>
          <table:table-cell table:style-name="ce5" office:value-type="string">
            <text:p>migrationの実行</text:p>
          </table:table-cell>
        </table:table-row>
      </table:table>
      <table:table table:name="ディレクトリ構成図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style-name="ce10" office:value-type="string" table:number-columns-spanned="5" table:number-rows-spanned="1">
            <text:p>ディレクトリ</text:p>
          </table:table-cell>
          <table:covered-table-cell table:number-columns-repeated="4" table:style-name="ce12"/>
          <table:table-cell table:style-name="ce12" office:value-type="string">
            <text:p>ファイル名（英名）</text:p>
          </table:table-cell>
          <table:table-cell table:style-name="ce12" office:value-type="string">
            <text:p>ファイル名（和名）</text:p>
          </table:table-cell>
          <table:table-cell table:style-name="ce12" office:value-type="string">
            <office:annotation draw:style-name="gr1" draw:text-style-name="P1" svg:width="2.899cm" svg:height="1.613cm" svg:x="18.069cm" svg:y="0cm" draw:caption-point-x="-0.61cm" draw:caption-point-y="0.01cm">
              <dc:date>2021-08-03T00:00:00</dc:date>
              <text:p text:style-name="P1"><text:span text:style-name="T1">未着手</text:span></text:p>
              <text:p text:style-name="P1"><text:span text:style-name="T1">作成中</text:span></text:p>
              <text:p text:style-name="P1"><text:span text:style-name="T1">完了</text:span></text:p>
              <text:p text:style-name="P1"><text:span text:style-name="T1">を記入</text:span></text:p>
            </office:annotation>
            <text:p>作成状況</text:p>
          </table:table-cell>
          <table:table-cell table:style-name="ce12" office:value-type="string">
            <text:p>作成者</text:p>
          </table:table-cell>
          <table:table-cell table:style-name="ce12" office:value-type="string">
            <text:p>説明</text:p>
          </table:table-cell>
          <table:table-cell table:style-name="ce12" office:value-type="string">
            <text:p>備考</text:p>
          </table:table-cell>
        </table:table-row>
        <table:table-row table:style-name="ro1">
          <table:table-cell office:value-type="string">
            <text:p>Laravel route directory</text:p>
          </table:table-cell>
          <table:table-cell table:number-columns-repeated="10"/>
        </table:table-row>
        <table:table-row table:style-name="ro1">
          <table:table-cell office:value-type="string">
            <text:p>├</text:p>
          </table:table-cell>
          <table:table-cell office:value-type="string">
            <text:p>app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sole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Exception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Http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trollers</text:p>
          </table:table-cell>
          <table:table-cell office:value-type="string">
            <text:p>─</text:p>
          </table:table-cell>
          <table:table-cell table:style-name="ce14" office:value-type="string">
            <text:p>pa0001Controller.php</text:p>
          </table:table-cell>
          <table:table-cell table:number-columns-repeated="3"/>
          <table:table-cell office:value-type="string">
            <text:p>全体画面を表示するコントローラー</text:p>
          </table:table-cell>
          <table:table-cell/>
        </table:table-row>
        <table:table-row table:style-name="ro1">
          <table:table-cell table:number-columns-repeated="3"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4" office:value-type="string">
            <text:p>pslg01Controller.php</text:p>
          </table:table-cell>
          <table:table-cell table:number-columns-repeated="3"/>
          <table:table-cell office:value-type="string">
            <text:p>ログを出力するコントローラー</text:p>
          </table:table-cell>
          <table:table-cell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Middleware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Librarys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3" office:value-type="string">
            <text:p>php</text:p>
          </table:table-cell>
          <table:table-cell office:value-type="string">
            <text:p>─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table:style-name="ce13" office:value-type="string">
            <text:p>js</text:p>
          </table:table-cell>
          <table:table-cell office:value-type="string">
            <text:p>─</text:p>
          </table:table-cell>
          <table:table-cell office:value-type="string">
            <text:p>ptcmnd.js</text:p>
          </table:table-cell>
          <table:table-cell table:number-columns-repeated="2"/>
          <table:table-cell office:value-type="string">
            <text:p>日置慎一</text:p>
          </table:table-cell>
          <table:table-cell office:value-type="string">
            <text:p>ノードクラス</text:p>
          </table:table-cell>
          <table:table-cell/>
        </table:table-row>
        <table:table-row table:style-name="ro1">
          <table:table-cell table:number-columns-repeated="2" table:style-name="ce11" office:value-type="string">
            <text:p><text:s/>|</text:p>
          </table:table-cell>
          <table:table-cell/>
          <table:table-cell table:style-name="ce13"/>
          <table:table-cell table:style-name="ce11" office:value-type="string">
            <text:p>­</text:p>
          </table:table-cell>
          <table:table-cell office:value-type="string">
            <text:p>ptcmta.js</text:p>
          </table:table-cell>
          <table:table-cell table:number-columns-repeated="2"/>
          <table:table-cell office:value-type="string">
            <text:p>日置慎一</text:p>
          </table:table-cell>
          <table:table-cell office:value-type="string">
            <text:p>削除投影移動などの機能クラス</text:p>
          </table:table-cell>
          <table:table-cell/>
        </table:table-row>
        <table:table-row table:style-name="ro2">
          <table:table-cell table:number-columns-repeated="2" table:style-name="ce11" office:value-type="string">
            <text:p><text:s/>|</text:p>
          </table:table-cell>
          <table:table-cell/>
          <table:table-cell table:style-name="ce13"/>
          <table:table-cell table:style-name="ce11" office:value-type="string">
            <text:p>­</text:p>
          </table:table-cell>
          <table:table-cell office:value-type="string">
            <text:p>ptcmcp.js</text:p>
          </table:table-cell>
          <table:table-cell table:number-columns-repeated="2"/>
          <table:table-cell office:value-type="string">
            <text:p>日置慎一</text:p>
          </table:table-cell>
          <table:table-cell office:value-type="string">
            <text:p>ノードクラスのcss名などを決定するクラス</text:p>
          </table:table-cell>
          <table:table-cell/>
        </table:table-row>
        <table:table-row table:style-name="ro1">
          <table:table-cell table:number-columns-repeated="2" table:style-name="ce11" office:value-type="string">
            <text:p><text:s/>|</text:p>
          </table:table-cell>
          <table:table-cell/>
          <table:table-cell table:style-name="ce13"/>
          <table:table-cell table:style-name="ce11" office:value-type="string">
            <text:p>­</text:p>
          </table:table-cell>
          <table:table-cell office:value-type="string">
            <text:p>ptcmtr.js</text:p>
          </table:table-cell>
          <table:table-cell table:number-columns-repeated="2"/>
          <table:table-cell office:value-type="string">
            <text:p>日置慎一</text:p>
          </table:table-cell>
          <table:table-cell office:value-type="string">
            <text:p>ツリー生成クラス</text:p>
          </table:table-cell>
          <table:table-cell/>
        </table:table-row>
        <table:table-row table:style-name="ro1">
          <table:table-cell table:number-columns-repeated="2" table:style-name="ce11" office:value-type="string">
            <text:p><text:s/>|</text:p>
          </table:table-cell>
          <table:table-cell/>
          <table:table-cell table:style-name="ce13"/>
          <table:table-cell table:style-name="ce11" office:value-type="string">
            <text:p>­</text:p>
          </table:table-cell>
          <table:table-cell office:value-type="string">
            <text:p>ptcmcb.js</text:p>
          </table:table-cell>
          <table:table-cell table:number-columns-repeated="2"/>
          <table:table-cell office:value-type="string">
            <text:p>日置慎一</text:p>
          </table:table-cell>
          <table:table-cell office:value-type="string">
            <text:p>クリップボードクラス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odel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Provider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table:number-columns-repeated="10"/>
        </table:table-row>
        <table:table-row table:style-name="ro3">
          <table:table-cell office:value-type="string">
            <text:p>├</text:p>
          </table:table-cell>
          <table:table-cell office:value-type="string">
            <text:p>bootstrap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config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database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factorie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igration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seeders</text:p>
          </table:table-cell>
          <table:table-cell table:number-columns-repeated="8"/>
        </table:table-row>
        <table:table-row table:style-name="ro1">
          <table:table-cell office:value-type="string">
            <text:p>├</text:p>
          </table:table-cell>
          <table:table-cell office:value-type="string">
            <text:p>public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3" office:value-type="string">
            <text:p>psji01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3" office:value-type="string">
            <text:p>psbs01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table:style-name="ce13" office:value-type="string">
            <text:p>ptmt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js</text:p>
          </table:table-cell>
          <table:table-cell table:number-columns-repeated="8"/>
        </table:table-row>
        <table:table-row table:style-name="ro2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amt01</text:p>
          </table:table-cell>
          <table:table-cell office:value-type="string">
            <text:p>─</text:p>
          </table:table-cell>
          <table:table-cell table:style-name="ce14" office:value-type="string">
            <text:p>pamt01.js</text:p>
          </table:table-cell>
          <table:table-cell office:value-type="string">
            <text:p>ツリー画面を閉じるファイル</text:p>
          </table:table-cell>
          <table:table-cell/>
          <table:table-cell office:value-type="string">
            <text:p>下田</text:p>
          </table:table-cell>
          <table:table-cell office:value-type="string">
            <text:p>ツリー画面を閉じるjsp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sji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sbs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3" office:value-type="string">
            <text:p>ptmt01</text:p>
          </table:table-cell>
          <table:table-cell table:number-columns-repeated="7"/>
        </table:table-row>
        <table:table-row table:style-name="ro1">
          <table:table-cell office:value-type="string">
            <text:p>├</text:p>
          </table:table-cell>
          <table:table-cell office:value-type="string">
            <text:p>resources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j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lang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sas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view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componets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│</text:p>
          </table:table-cell>
          <table:table-cell office:value-type="string">
            <text:p>├</text:p>
          </table:table-cell>
          <table:table-cell/>
          <table:table-cell table:style-name="ce14" office:value-type="string">
            <text:p>phcm01.blade.php</text:p>
          </table:table-cell>
          <table:table-cell office:value-type="string">
            <text:p>ヘッダ画面ファイル</text:p>
          </table:table-cell>
          <table:table-cell/>
          <table:table-cell office:value-type="string">
            <text:p>下田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│</text:p>
          </table:table-cell>
          <table:table-cell office:value-type="string">
            <text:p>└</text:p>
          </table:table-cell>
          <table:table-cell/>
          <table:table-cell table:style-name="ce14" office:value-type="string">
            <text:p>ptcm01.blade.php</text:p>
          </table:table-cell>
          <table:table-cell office:value-type="string">
            <text:p>ツリー画面ファイル</text:p>
          </table:table-cell>
          <table:table-cell/>
          <table:table-cell office:value-type="string">
            <text:p>下田</text:p>
          </table:table-cell>
          <table:table-cell office:value-type="string">
            <text:p>ツリー画面を表示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acm01</text:p>
          </table:table-cell>
          <table:table-cell office:value-type="string">
            <text:p>─</text:p>
          </table:table-cell>
          <table:table-cell table:style-name="ce14" office:value-type="string">
            <text:p>pacm01.blade.php</text:p>
          </table:table-cell>
          <table:table-cell office:value-type="string">
            <text:p>全体画面ファイル</text:p>
          </table:table-cell>
          <table:table-cell/>
          <table:table-cell office:value-type="string">
            <text:p>下田</text:p>
          </table:table-cell>
          <table:table-cell office:value-type="string">
            <text:p>全体画面を表示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clg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sji01</text:p>
          </table:table-cell>
          <table:table-cell office:value-type="string">
            <text:p>─</text:p>
          </table:table-cell>
          <table:table-cell table:style-name="ce14" office:value-type="string">
            <text:p>psji01.blade.php</text:p>
          </table:table-cell>
          <table:table-cell office:value-type="string">
            <text:p>人員登録画面ファイル</text:p>
          </table:table-cell>
          <table:table-cell/>
          <table:table-cell office:value-type="string">
            <text:p>下田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sbs01</text:p>
          </table:table-cell>
          <table:table-cell office:value-type="string">
            <text:p>─</text:p>
          </table:table-cell>
          <table:table-cell table:style-name="ce14" office:value-type="string">
            <text:p>psbs01.blade.php</text:p>
          </table:table-cell>
          <table:table-cell office:value-type="string">
            <text:p>部署登録画面ファイル</text:p>
          </table:table-cell>
          <table:table-cell/>
          <table:table-cell office:value-type="string">
            <text:p>下田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3" office:value-type="string">
            <text:p>pc0001</text:p>
          </table:table-cell>
          <table:table-cell office:value-type="string">
            <text:p>─</text:p>
          </table:table-cell>
          <table:table-cell table:style-name="ce14" office:value-type="string">
            <text:p>pc0001.blade.php</text:p>
          </table:table-cell>
          <table:table-cell table:number-columns-repeated="5"/>
        </table:table-row>
        <table:table-row table:style-name="ro1">
          <table:table-cell office:value-type="string">
            <text:p>├</text:p>
          </table:table-cell>
          <table:table-cell office:value-type="string">
            <text:p>routes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strage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tests</text:p>
          </table:table-cell>
          <table:table-cell table:number-columns-repeated="9"/>
        </table:table-row>
        <table:table-row table:style-name="ro1">
          <table:table-cell office:value-type="string">
            <text:p>└</text:p>
          </table:table-cell>
          <table:table-cell office:value-type="string">
            <text:p>vendor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adornments="標準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0">2021/08/20</text:date>, <text:time>10:12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7T11:27:47.43</meta:creation-date>
    <meta:generator>OpenOffice/4.1.10$Win32 OpenOffice.org_project/4110m2$Build-9807</meta:generator>
    <dc:date>2021-08-20T10:12:56.25</dc:date>
    <meta:editing-duration>PT11H25M23S</meta:editing-duration>
    <meta:editing-cycles>43</meta:editing-cycles>
    <dc:creator>日置 慎一</dc:creator>
    <meta:document-statistic meta:table-count="3" meta:cell-count="241" meta:object-count="0"/>
  </office:meta>
</office:document-meta>
</file>